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8.9693in"/>
    </style:style>
    <style:style style:name="co3" style:family="table-column">
      <style:table-column-properties fo:break-before="auto" style:column-width="2.328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7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13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9" office:value-type="string">
            <text:p><text:a xlink:href="https://www.geeksforgeeks.org/write-a-program-to-reverse-an-array-or-string/">Reverse the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Array</text:p>
          </table:table-cell>
          <table:table-cell table:style-name="ce10" office:value-type="string">
            <text:p><text:a xlink:href="https://practice.geeksforgeeks.org/problems/kadanes-algorithm/0">find Largest sum contiguous Subarray [V.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10" office:value-type="string">
            <text:p><text:a xlink:href="https://leetcode.com/problems/find-the-duplicate-number/">find duplicate in an array of N+1 Integ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5" office:value-type="string">
            <text:p>Array</text:p>
          </table:table-cell>
          <table:table-cell table:style-name="ce10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kadanes-algorithm/0">Kadane's Algo [V.V.V.V.V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leetcode.com/problems/merge-intervals/">Merge Interval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leetcode.com/problems/next-permutation/">Next Permut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inversion-of-array/0">Count Invers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leetcode.com/problems/best-time-to-buy-and-sell-stock/">Best time to buy and Sell stoc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common-elements1132/1">find common elements In 3 sorted array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factorials-of-large-numbers/0">Find factorial of a large numb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maximum-product-subarray3604/1">find maximum product subarray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triplet-sum-in-array/0">Find the triplet that sum to a given val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trapping-rain-water/0">Trapping Rain water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chocolate-distribution-problem/0">Chocolate Distribu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practice.geeksforgeeks.org/problems/find-the-median0527/1">Median of 2 sorted arrays of equal siz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Array</text:p>
          </table:table-cell>
          <table:table-cell table:style-name="ce10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1"/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spirally-traversing-a-matrix/0">Spiral traversal on a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leetcode.com/problems/search-a-2d-matrix/">Search an element in a matri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row-with-max-1s0023/1">Find row with maximum no. of 1'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max-rectangle/1">Maximum size rectangl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www.geeksforgeeks.org/find-a-specific-pair-in-matrix/">Find a specific pair in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Matrix</text:p>
          </table:table-cell>
          <table:table-cell table:style-name="ce10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6" office:value-type="string">
            <text:p>String</text:p>
          </table:table-cell>
          <table:table-cell table:style-name="ce10" office:value-type="string">
            <text:p><text:a xlink:href="https://leetcode.com/problems/reverse-string/">Reverse a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5" office:value-type="string">
            <text:p>String</text:p>
          </table:table-cell>
          <table:table-cell table:style-name="ce10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5" office:value-type="string">
            <text:p>String</text:p>
          </table:table-cell>
          <table:table-cell table:style-name="ce10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tring</text:p>
          </table:table-cell>
          <table:table-cell table:style-name="ce11" office:value-type="string">
            <text:p>Why strings are immutable in Java?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leetcode.com/problems/count-and-say/">Count and Say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print-subsequences-string/">Print all Subsequences of a str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word-wrap/0">Word Wrap Problem [VERY IMP]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edit-distance3702/1">EDIT Distance [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parenthesis-checker/0">Balanced Parenthesis problem.[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word-break/0">Word break Problem[ 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rabin-karp-algorithm-for-pattern-searching/">Rabin Karp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longest-prefix-suffix2527/1">KMP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roman-number-to-integer/0">Converting Roman Numerals to Decim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leetcode.com/problems/longest-common-prefix/">Longest Common Pref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consecutive-elements/0">Recursively remove all adjacent duplicat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ring</text:p>
          </table:table-cell>
          <table:table-cell table:style-name="ce10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leetcode.com/problems/search-in-rotated-sorted-array/">Search in a rotated sorted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count-squares3649/1">square root of an integ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majority-element/0">find majority elemen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find-pair-given-difference/0">find a pair with a given differ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stickler-theif/0">maximum sum such that no 2 elements are adjacen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merge-two-sorted-arrays5135/1">merge 2 sorted array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zero-sum-subarrays/0">print all subarrays with 0 su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product-array-puzzle/0">Product array Puzzl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sort-by-set-bit-count/0">Sort array according to count of set bi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minimum-swaps/1">minimum no. of swaps required to sort the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spoj.com/problems/AGGRCOW/">Aggressive cow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allocate-minimum-number-of-pages/0">Book Alloca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spoj.com/problems/EKO/">EKOSPOJ: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geeksforgeeks.org/weighted-job-scheduling-log-n-time/">Job Scheduling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arithmetic-number/0">Missing Number in AP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allocate-minimum-number-of-pages/0">Painters Partition Problem: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spoj.com/problems/PRATA/">ROTI-Prata SPOJ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spoj.com/problems/ANARC05B/">DoubleHelix SPOJ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spoj.com/problems/SUBSUMS/">Subset Sum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practice.geeksforgeeks.org/problems/inversion-of-array/0">Findthe inversion coun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geeksforgeeks.org/in-place-merge-sort/">Implement Merge-sort in-pla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arching &amp; Sorting</text:p>
          </table:table-cell>
          <table:table-cell table:style-name="ce10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find-first-node-of-loop-in-a-linked-list/">Find the starting point of the loop. 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sort-a-linked-list/1">Merge Sort For Linked lists.[Very Important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leetcode.com/problems/middle-of-the-linked-list/">Find the middle Element of a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deletion-circular-linked-list/">Deletion from a Circular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reverse-a-doubly-linked-list/1">Reverse a Doubly Linked lis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find-pairs-given-sum-doubly-linked-list/">Find pairs with a given sum in a DLL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rotate-doubly-linked-list-n-nodes/">Rotate DoublyLinked list by N node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inkedList</text:p>
          </table:table-cell>
          <table:table-cell table:style-name="ce11" office:value-type="string">
            <text:p>Can we reverse a linked list in less than O(n) ?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inkedList</text:p>
          </table:table-cell>
          <table:table-cell table:style-name="ce11" office:value-type="string">
            <text:p>Why Quicksort is preferred for. Arrays and Merge Sort for LinkedLists ?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flattening-a-linked-list/1">Flatten a Link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merge-k-sorted-linked-lists/1">Merge K sorted Link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multiply-two-linked-lists/1">Multiply 2 no. represented by L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inkedList</text:p>
          </table:table-cell>
          <table:table-cell table:style-name="ce10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level-order-traversal/1">level order travers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reverse-level-order-traversal/1">Reverse Level Order travers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height-of-binary-tree/1">Height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diameter-of-binary-tree/1">Diameter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create-a-mirror-tree-from-the-given-binary-tree/">Mirror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left-view-of-binary-tree/1">Left View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right-view-of-binary-tree/1">Right View of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top-view-of-binary-tree/1">Top View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bottom-view-of-binary-tree/1">Bottom View of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zigzag-tree-traversal/1">Zig-Zag traversal of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check-for-balanced-tree/1">Check if a tree is balanced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diagonal-traversal-of-binary-tree/">Diagnol Traversal of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binary-tree-to-dll/1">Convert Binary tree into Doubly Link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transform-to-sum-tree/1">Convert Binary tree into Sum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sum-tree/1">Check if Binary tree is Sum tree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check-mirror-in-n-ary-tree/0">Check if 2 trees are mirror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find-largest-subtree-sum-tree/">Find Largest subtree sum in a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print-k-sum-paths-binary-tree/">Print all "K" Sum paths in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www.geeksforgeeks.org/kth-ancestor-node-binary-tree-set-2/">Kth Ancestor of node in a Binary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Trees</text:p>
          </table:table-cell>
          <table:table-cell table:style-name="ce10" office:value-type="string">
            <text:p><text:a xlink:href="https://practice.geeksforgeeks.org/problems/check-if-tree-is-isomorphic/1">Tree Isomorphism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4"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binary-search-tree-set-1-search-and-insertion/">Fina a value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leetcode.com/problems/delete-node-in-a-bst/">Deletion of a node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minimum-element-in-bst/1">Find min and max value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check-for-bst/1">Check if a tree is a BST or not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2" office:value-type="string">
            <text:p><text:a xlink:href="https://practice.geeksforgeeks.org/problems/lowest-common-ancestor-in-a-bst/1">Find LCA  of 2 nodes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binary-tree-to-bst/1">Convert Binary tree into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convert-normal-bst-balanced-bst/">Convert a normal BST into a Balanced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merge-two-balanced-binary-search-trees/">Merge two BST [ V.V.V&gt;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kth-largest-element-in-bst/1">Find Kth largest element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preorder-to-postorder/0">Check preorder is valid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practice.geeksforgeeks.org/problems/largest-bst/1">Largest BST in a Binary Tree [ V.V.V.V.V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nary Search Trees</text:p>
          </table:table-cell>
          <table:table-cell table:style-name="ce10" office:value-type="string">
            <text:p><text:a xlink:href="https://www.geeksforgeeks.org/flatten-bst-to-sorted-list-increasing-order/">Flatten BST to sorted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n-meetings-in-one-room/0">Activity Selec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job-sequencing-problem/0">Job Sequencing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huffman-encoding/0">Huffman Cod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water-connection-problem/0">Water Connec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fractional-knapsack/0">Fractional Knapsack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coin-piles/0">Greedy Algorithm to find Minimum number of Coin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minimum-platforms/0">Minimum Platforms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inimum-cost-cut-board-squares/">Minimum Cost to cut a board into squar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survival/">Check if it is possible to survive on Island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find-maximum-meetings-in-one-room/">Find maximum meetings in one roo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aximum-product-subset-array/">Maximum product subset of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maximize-arrii-of-an-array/0">Maximize the sum of arr[i]*i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chocolate-distribution-problem/0">Chocolate Distribu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DEFKIN/">DEFKIN -Defense of a Kingdo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DIEHARD/">DIEHARD -DIE HARD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GERGOVIA/">GERGOVIA -Wine trading in Gergovia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GCJ101BB/">Picking Up Chick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CHOCOLA/">CHOCOLA –Chocolat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spoj.com/problems/ARRANGE/">ARRANGE -Arranging Amplifi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k-centers-problem-set-1-greedy-approximate-algorithm/">K Centers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minimum-cost-of-ropes/0">Minimum Cost of rop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eedy</text:p>
          </table:table-cell>
          <table:table-cell table:style-name="ce10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rat-in-a-maze-problem/1">Rat in a maze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printing-solutions-n-queen-problem/">Printing all solutions in N-Quee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word-break-part-2/0">Word Break Problem using Backtrack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leetcode.com/problems/remove-invalid-parentheses/">Remove Invalid Parenthes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solve-the-sudoku/0">Sudoku Solv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m-coloring-problem/0">m Coloring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subset-sum-problem2014/1">Subset Sum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the-knights-tour-problem-backtracking-1/">The Knight’s tour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tug-of-war/">Tug of Wa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combination-sum/0">Combinational Su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ackTracking</text:p>
          </table:table-cell>
          <table:table-cell table:style-name="ce10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tutorialspoint.com/javaexamples/data_stack.htm"> Implement Stack from Scratc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queue-set-1introduction-and-array-implementation/"> Implement Queue from Scratc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implement-two-stacks-in-an-array/1">Implement 2 stack in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design-a-stack-with-find-middle-operation/">find the middle element of a stac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efficiently-implement-k-stacks-single-array/">Implement "N" stacks in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reverse-a-string-using-stack/1">Reverse a String using Stac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next-larger-element/0">Find the next Greater elemen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the-celebrity-problem/1">The celebrity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2" office:value-type="string">
            <text:p><text:a xlink:href="https://www.geeksforgeeks.org/reverse-a-stack-using-recursion/">Reverse a stack using recurs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sort-a-stack/1">Sort a Stack using recurs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overlapping-intervals/0">Merge Overlapping Interval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valid-substring0624/1">Length of the Longest Valid Sub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stack-using-two-queues/1">Implement Stack using Que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implement-stack-queue-using-deque/">Implement Stack using Deq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queue-using-two-stacks/1">Implement Queue using Stack 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efficiently-implement-k-queues-single-array/">Implement "n" queue in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lru-cache/1">LRU Cache Implementationa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queue-reversal/1">Reverse a Queue using recurs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rotten-oranges/0">Minimum time required to rot all orang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tacks &amp; Queues</text:p>
          </table:table-cell>
          <table:table-cell table:style-name="ce10" office:value-type="string">
            <text:p><text:a xlink:href="https://www.geeksforgeeks.org/next-smaller-element/">Next Smaller Elemen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heap-sort/">Sort an Array using heap. (HeapSort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k-largest-elements4206/1">“k” largest element in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merge-k-sorted-arrays/1">Merge “K” sorted arrays.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merge-two-binary-max-heap/0">Merge 2 Binary Max Heap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k-th-largest-sum-contiguous-subarray/">Kth largest sum continuous subarray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2" office:value-type="string">
            <text:p><text:a xlink:href="https://leetcode.com/problems/reorganize-string/">Leetcode- reorganize string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find-median-in-a-stream/0">Median in a stream of Integ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is-binary-tree-heap/1">Check if a Binary Tree is Heap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minimum-cost-of-ropes/0">Connect “n” ropes with minimum co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convert-bst-min-heap/">Convert BST to Min Heap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www.geeksforgeeks.org/convert-min-heap-to-max-heap/">Convert min heap to max heap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Heap</text:p>
          </table:table-cell>
          <table:table-cell table:style-name="ce10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1drv.ms/t/s!AqTOHFO77CqEiRua06v1PATyiFg5">Create a Graph, print i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bfs-traversal-of-graph/1">Implement BFS algorithm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depth-first-search-or-dfs-for-a-graph/">Implement DFS Algo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detect-cycle-in-a-graph/">Detect Cycle in Directed Graph using BFS/DFS Algo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rat-in-a-maze-problem/1">Search in a Maz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steps-by-knight/0">Minimum Step by Knigh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flood-fill/">flood fill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clone-graph/">Clone a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number-of-operations-to-make-network-connected/">Making wired Connection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word-ladder/">word Ladder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dijkstras-shortest-path-algorithm-greedy-algo-7/">Dijkstra alg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topological-sort/1">Implement Topological Sort 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find-the-number-of-islands/1">Find the no. of Isalnd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prims-minimum-spanning-tree-mst-greedy-algo-5/">Implement Prim’s Algorith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total-number-spanning-trees-graph/">Total no. of Spanning tree in a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negative-weight-cycle/0">Implement Bellman Ford Algorith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implementing-floyd-warshall/0">Implement Floyd warshallAlgorith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travelling-salesman-problem-set-1/">Travelling Salesma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snakes-and-ladders/">Snake and Ladders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bridge-in-a-graph/">Find bridge in a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bipartite-graph/">Check whether a graph is Bipartite or No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detect-negative-cycle-graph-bellman-ford/">Detect Negative cycle in a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hackerrank.com/challenges/journey-to-the-moon/problem">Journey to the Mo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leetcode.com/problems/cheapest-flights-within-k-stops/description/">Cheapest Flights Within K Stop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water-jug-problem-using-bfs/">Water Jug problem using BF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water-jug-problem-using-bfs/">Water Jug problem using BF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practice.geeksforgeeks.org/problems/m-coloring-problem/0">M-Colouring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Graph</text:p>
          </table:table-cell>
          <table:table-cell table:style-name="ce10" office:value-type="string">
            <text:p><text:a xlink:href="https://www.geeksforgeeks.org/two-clique-problem-check-graph-can-divided-two-cliques/">Two Clique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www.geeksforgeeks.org/trie-insert-and-search/">Construct a trie from scratc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www.geeksforgeeks.org/word-break-problem-trie-solution/">Word Break Problem | (Trie solution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practice.geeksforgeeks.org/problems/phone-directory/0">Implement a Phone Director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rie</text:p>
          </table:table-cell>
          <table:table-cell table:style-name="ce10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coin-change2448/1">Coin Change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0-1-knapsack-problem/0">Knapsack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ncr1019/1">Binomial Coefficient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permutation-coefficient/">Permutation Coefficient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program-nth-catalan-number/">Program for nth Catalan Numb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matrix-chain-multiplication-dp-8/">Matrix Chain Multiplication 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edit-distance3702/1">Edit Dista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subset-sum-problem2014/1">Subset Sum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friends-pairing-problem5425/1">Friends Pairing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gold-mine-problem/">Gold Mine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assembly-line-scheduling-dp-34/">Assembly Line Scheduling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painting-the-fence3727/1">Painting the Fence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cutted-segments/0">Maximize The Cut Segmen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common-subsequence/0">Longest Common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repeating-subsequence/0">Longest Repeated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increasing-subsequence/0">Longest Increasing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space-optimized-solution-lcs/">Space Optimized Solution of LC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egg-dropping-puzzle/0">Egg Dropping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ax-length-chain/1">Maximum Length Chain of Pair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path-in-matrix3805/1">Min Cost Path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inimum-number-of-jumps/0">Minimum number of jumps to reach end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common-substring/0">Longest Common Sub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bbt-counter/0">Count Balanced Binary Trees of Height h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smallest-sum-contiguous-subarray/">Smallest sum contiguous subarray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word-break/0">Word Break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largest-independent-set-problem-dp-26/">Largest Independent Set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subset-sum-problem2014/1">Parti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longest-palindromic-subsequence-dp-12/">Longest Palindromic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leetcode.com/problems/longest-palindromic-substring/">Longest Palindromic Substr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longest-alternating-subsequence/0">Longest alternating subsequenc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weighted-job-scheduling/">Weighted Job Scheduling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optimal-strategy-for-a-game/0">Optimal Strategy for a Gam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optimal-binary-search-tree-dp-24/">Optimal Binary Search Tre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palindromic-patitioning4845/1">Palindrome Partitioning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word-wrap/0">Word Wrap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obile-numeric-keypad5456/1">Mobile Numeric Keypad Problem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boolean-parenthesization/0">Boolean Parenthesization Problem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aximum-sum-rectangle/0">Maximum sum rectangle in a 2D matrix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Dynamic Programming</text:p>
          </table:table-cell>
          <table:table-cell table:style-name="ce10" office:value-type="string">
            <text:p><text:a xlink:href="https://leetcode.com/problems/maximum-length-of-pair-chain/">Maximum Length of Pair Chai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4">
          <table:table-cell table:style-name="ce4"/>
          <table:table-cell table:style-name="ce11"/>
          <table:table-cell table:style-name="ce14"/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set-bits0143/1">Count set bits in an intege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power-of-2/0">Program to find whether a no is power of two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find-position-of-set-bit3706/1">Find position of the only set bi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www.geeksforgeeks.org/copy-set-bits-in-a-range/">Copy set bits in a range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Bit Manipulation</text:p>
          </table:table-cell>
          <table:table-cell table:style-name="ce10" office:value-type="string">
            <text:p><text:a xlink:href="https://practice.geeksforgeeks.org/problems/power-set4302/1">Power Set</text:a></text:p>
          </table:table-cell>
          <table:table-cell table:style-name="ce14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2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4T12:59:39.46</dc:date>
    <meta:generator>OpenOffice/4.1.11$Win32 OpenOffice.org_project/4111m1$Build-9808</meta:generator>
    <meta:editing-duration>PT9H45M4S</meta:editing-duration>
    <meta:editing-cycles>8</meta:editing-cycles>
    <meta:document-statistic meta:table-count="1" meta:cell-count="1352" meta:object-count="0"/>
  </office:meta>
</office:document-meta>
</file>